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3.3146in"/>
    </style:style>
    <style:style style:name="Table5.C" style:family="table-column">
      <style:table-column-properties style:column-width="2.7583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3.3146in"/>
    </style:style>
    <style:style style:name="Table1.C" style:family="table-column">
      <style:table-column-properties style:column-width="2.7583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3146in"/>
    </style:style>
    <style:style style:name="Table3.C" style:family="table-column">
      <style:table-column-properties style:column-width="2.7583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3.3146in"/>
    </style:style>
    <style:style style:name="Table2.C" style:family="table-column">
      <style:table-column-properties style:column-width="2.7583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12794" officeooo:paragraph-rsid="001127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08348a" officeooo:paragraph-rsid="000ad66f"/>
    </style:style>
    <style:style style:name="P18" style:family="paragraph" style:parent-style-name="Standard">
      <style:paragraph-properties fo:text-align="center" style:justify-single-word="false"/>
      <style:text-properties officeooo:rsid="0008348a" officeooo:paragraph-rsid="000cb5e9"/>
    </style:style>
    <style:style style:name="P1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08348a" officeooo:paragraph-rsid="000ad66f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08348a" officeooo:paragraph-rsid="000b2486"/>
    </style:style>
    <style:style style:name="P25" style:family="paragraph" style:parent-style-name="Standard">
      <style:paragraph-properties fo:text-align="center" style:justify-single-word="false" fo:break-before="page"/>
      <style:text-properties officeooo:rsid="0008348a" officeooo:paragraph-rsid="000e543d"/>
    </style:style>
    <style:style style:name="P26" style:family="paragraph" style:parent-style-name="Standard">
      <style:paragraph-properties fo:text-align="center" style:justify-single-word="false" fo:break-before="page"/>
      <style:text-properties officeooo:rsid="0008348a" officeooo:paragraph-rsid="000fdceb"/>
    </style:style>
    <style:style style:name="P27" style:family="paragraph" style:parent-style-name="MathematicaCellInput">
      <style:paragraph-properties fo:text-align="start" style:justify-single-word="false"/>
    </style:style>
    <style:style style:name="P28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ad6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5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d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rsid="0008348a" officeooo:paragraph-rsid="000ad66f"/>
    </style:style>
    <style:style style:name="P35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b24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fo:background-color="#fffff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><draw:frame draw:style-name="fr1" draw:name="Object5" text:anchor-type="as-char" svg:y="-0.1437in" svg:width="1.5634in" svg:height="0.1783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/>
      <text:p text:style-name="P17"><draw:frame draw:style-name="fr1" draw:name="Object4" text:anchor-type="as-char" svg:y="-0.2437in" svg:width="2.028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/>
      <text:p text:style-name="P17"><draw:frame draw:style-name="fr1" draw:name="Object7" text:anchor-type="as-char" svg:y="-0.2437in" svg:width="2.2291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7"/>
      <text:p text:style-name="P17">...</text:p>
      <text:p text:style-name="P17"/>
      <text:p text:style-name="P17"><draw:frame draw:style-name="fr1" draw:name="Object24" text:anchor-type="as-char" svg:y="-0.1437in" svg:width="1.878in" svg:height="0.1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/>
      <text:p text:style-name="P18"><draw:frame draw:style-name="fr1" draw:name="Object14" text:anchor-type="as-char" svg:y="-0.1437in" svg:width="0.8693in" svg:height="0.1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<text:span text:style-name="MathematicaFormatStandardForm"><text:span text:style-name="T1"/></text:span></text:p>
          </table:table-cell>
          <table:table-cell table:style-name="Table5.A1" office:value-type="string">
            <text:p text:style-name="P12"><text:span text:style-name="MathematicaFormatStandardForm"><text:span text:style-name="T3"><draw:frame draw:style-name="fr2" draw:name="Object46" text:anchor-type="as-char" svg:y="-0.1516in" svg:width="0.2264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12"><text:span text:style-name="MathematicaFormatStandardForm"><text:span text:style-name="T6"><draw:frame draw:style-name="fr2" draw:name="Object47" text:anchor-type="as-char" svg:y="-0.1425in" svg:width="0.2898in" svg:height="0.19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12"><text:span text:style-name="MathematicaFormatStandardForm"><text:span text:style-name="T4">+</text:span></text:span></text:p>
          </table:table-cell>
          <table:table-cell table:style-name="Table5.B2" office:value-type="string">
            <text:p text:style-name="P19"><text:span text:style-name="MathematicaFormatStandardForm"><text:span text:style-name="T2"><draw:frame draw:style-name="fr1" draw:name="Object1" text:anchor-type="as-char" svg:y="-0.2465in" svg:width="2.7098in" svg:height="0.39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  <table:table-cell table:style-name="Table5.C2" office:value-type="string">
            <text:p text:style-name="P19"><text:span text:style-name="MathematicaFormatStandardForm"><text:span text:style-name="T8"><draw:frame draw:style-name="fr1" draw:name="Object3" text:anchor-type="as-char" svg:y="-0.2366in" svg:width="2.4634in" svg:height="0.37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29">*</text:p>
          </table:table-cell>
          <table:table-cell table:style-name="Table5.B3" office:value-type="string">
            <text:p text:style-name="P19"><text:span text:style-name="MathematicaFormatStandardForm"><text:span text:style-name="T2"><draw:frame draw:style-name="fr1" draw:name="Object2" text:anchor-type="as-char" svg:y="-0.348in" svg:width="2.4319in" svg:height="0.4972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  <table:table-cell table:style-name="Table5.C3" office:value-type="string">
            <text:p text:style-name="P23"><text:span text:style-name="aaMathematica"><text:span text:style-name="T7"><draw:frame draw:style-name="fr1" draw:name="Object6" text:anchor-type="as-char" svg:y="-0.3382in" svg:width="2.3043in" svg:height="0.4783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</table:table-row>
      </table:table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span text:style-name="MathematicaFormatStandardForm"><text:span text:style-name="T1"/></text:span></text:p>
          </table:table-cell>
          <table:table-cell table:style-name="Table1.A1" office:value-type="string">
            <text:p text:style-name="P13"><text:span text:style-name="MathematicaFormatStandardForm"><text:span text:style-name="T3"><draw:frame draw:style-name="fr2" draw:name="Object8" text:anchor-type="as-char" svg:y="-0.1516in" svg:width="0.2264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13"><text:span text:style-name="MathematicaFormatStandardForm"><text:span text:style-name="T6"><draw:frame draw:style-name="fr2" draw:name="Object9" text:anchor-type="as-char" svg:y="-0.1425in" svg:width="0.2898in" svg:height="0.19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MathematicaFormatStandardForm"><text:span text:style-name="T4">+</text:span></text:span></text:p>
          </table:table-cell>
          <table:table-cell table:style-name="Table1.B2" office:value-type="string">
            <text:p text:style-name="P20"><text:span text:style-name="MathematicaFormatStandardForm"><text:span text:style-name="T2"><draw:frame draw:style-name="fr1" draw:name="Object10" text:anchor-type="as-char" svg:y="-0.2465in" svg:width="2.4957in" svg:height="0.395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0"><text:span text:style-name="MathematicaFormatStandardForm"><text:span text:style-name="T5"><draw:frame draw:style-name="fr1" draw:name="Object11" text:anchor-type="as-char" svg:y="-0.2366in" svg:width="1.852in" svg:height="0.37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30">*</text:p>
          </table:table-cell>
          <table:table-cell table:style-name="Table1.B3" office:value-type="string">
            <text:p text:style-name="P20"><text:span text:style-name="MathematicaFormatStandardForm"><text:span text:style-name="T2"><draw:frame draw:style-name="fr1" draw:name="Object12" text:anchor-type="as-char" svg:y="-0.348in" svg:width="3.0736in" svg:height="0.497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24"><text:span text:style-name="aaMathematica"><text:span text:style-name="T7"><draw:frame draw:style-name="fr1" draw:name="Object13" text:anchor-type="as-char" svg:y="-0.3382in" svg:width="1.8535in" svg:height="0.478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</table:table-row>
      </table:table>
      <text:p text:style-name="P33"/>
      <text:p text:style-name="P35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span text:style-name="MathematicaFormatStandardForm"><text:span text:style-name="T1"/></text:span></text:p>
          </table:table-cell>
          <table:table-cell table:style-name="Table3.A1" office:value-type="string">
            <text:p text:style-name="P15"><text:span text:style-name="MathematicaFormatStandardForm"><text:span text:style-name="T3"><draw:frame draw:style-name="fr2" draw:name="Object21" text:anchor-type="as-char" svg:y="-0.1516in" svg:width="0.2264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15"><text:span text:style-name="MathematicaFormatStandardForm"><text:span text:style-name="T6"><draw:frame draw:style-name="fr2" draw:name="Object22" text:anchor-type="as-char" svg:y="-0.1425in" svg:width="0.2898in" svg:height="0.190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MathematicaFormatStandardForm"><text:span text:style-name="T4">+</text:span></text:span></text:p>
          </table:table-cell>
          <table:table-cell table:style-name="Table3.B2" office:value-type="string">
            <text:p text:style-name="P22"><text:span text:style-name="MathematicaFormatStandardForm"><text:span text:style-name="T2"><draw:frame draw:style-name="fr1" draw:name="Object23" text:anchor-type="as-char" svg:y="-0.2437in" svg:width="2.6299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22"><text:span text:style-name="MathematicaFormatStandardForm"><text:span text:style-name="T5"><draw:frame draw:style-name="fr1" draw:name="Object25" text:anchor-type="as-char" svg:y="-0.2339in" svg:width="2.5555in" svg:height="0.375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32">*</text:p>
          </table:table-cell>
          <table:table-cell table:style-name="Table3.B3" office:value-type="string">
            <text:p text:style-name="P22"><text:span text:style-name="MathematicaFormatStandardForm"><text:span text:style-name="T2"><draw:frame draw:style-name="fr1" draw:name="Object26" text:anchor-type="as-char" svg:y="-0.2437in" svg:width="2.1535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26"><text:span text:style-name="aaMathematica"><text:span text:style-name="T7"><draw:frame draw:style-name="fr1" draw:name="Object27" text:anchor-type="as-char" svg:y="-0.2228in" svg:width="2.3425in" svg:height="0.366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</table:table-row>
      </table:table>
      <text:p text:style-name="P3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MathematicaFormatStandardForm"><text:span text:style-name="T1"/></text:span></text:p>
          </table:table-cell>
          <table:table-cell table:style-name="Table2.A1" office:value-type="string">
            <text:p text:style-name="P14"><text:span text:style-name="MathematicaFormatStandardForm"><text:span text:style-name="T3"><draw:frame draw:style-name="fr2" draw:name="Object15" text:anchor-type="as-char" svg:y="-0.1516in" svg:width="0.2264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14"><text:span text:style-name="MathematicaFormatStandardForm"><text:span text:style-name="T6"><draw:frame draw:style-name="fr2" draw:name="Object16" text:anchor-type="as-char" svg:y="-0.1425in" svg:width="0.2898in" svg:height="0.190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14"><text:span text:style-name="MathematicaFormatStandardForm"><text:span text:style-name="T4">+</text:span></text:span></text:p>
          </table:table-cell>
          <table:table-cell table:style-name="Table2.B2" office:value-type="string">
            <text:p text:style-name="P21"><text:span text:style-name="MathematicaFormatStandardForm"><text:span text:style-name="T2"><draw:frame draw:style-name="fr1" draw:name="Object17" text:anchor-type="as-char" svg:y="-0.2437in" svg:width="2.3661in" svg:height="0.39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21"><text:span text:style-name="MathematicaFormatStandardForm"><text:span text:style-name="T5"><draw:frame draw:style-name="fr1" draw:name="Object18" text:anchor-type="as-char" svg:y="-0.2366in" svg:width="2.2957in" svg:height="0.37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31">*</text:p>
          </table:table-cell>
          <table:table-cell table:style-name="Table2.B3" office:value-type="string">
            <text:p text:style-name="P21"><text:span text:style-name="MathematicaFormatStandardForm"><text:span text:style-name="T2"><draw:frame draw:style-name="fr1" draw:name="Object19" text:anchor-type="as-char" svg:y="-0.378in" svg:width="2.3862in" svg:height="0.52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25"><text:span text:style-name="aaMathematica"><text:span text:style-name="T7"><draw:frame draw:style-name="fr1" draw:name="Object20" text:anchor-type="as-char" svg:y="-0.2043in" svg:width="1.8854in" svg:height="0.347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16">Clear[x,a,b];</text:p>
      <text:p text:style-name="P16">x=410;a=3;b=4;</text:p>
      <text:p text:style-name="P16">(* *)</text:p>
      <text:p text:style-name="P16">{NIntegrate[ t^(a-1)/(a-1)! (x-1-t)^(b-1)/(b-1)!, {t,0,x-1}],N@(x-1)^(a+b-1)/(a+b-1)!}</text:p>
      <text:p text:style-name="P16">{NIntegrate[ t^(a-1)/(a-1)! u^(b-1)/(b-1)!, {t,0,x-1},{u,0,x-1-t}],N@(x-1)^(a+b)/(a+b)!}</text:p>
      <text:p text:style-name="P16">(* *)</text:p>
      <text:p text:style-name="P16">{Sum[Binomial[t-1,a-1]Binomial[(x-1-t)-1,b-1],{t,1,(x-1)-1}],Binomial[x-2,a+b-1]}</text:p>
      <text:p text:style-name="P16">{Sum[Binomial[t-1,a-1]Binomial[u-1,b-1],{t,1,x-1},{u,1,x-1-t}],Binomial[x-1,a+b]}</text:p>
      <text:p text:style-name="P16">(* *)</text:p>
      <text:p text:style-name="P16">{NIntegrate[ ((Log[t]^(a-1))/((a-1)!)) ((Log[x/t]^(b-1))/((b-1)!))(1/t), {t,1,x}],N@Log[x]^(a+b-1)/(a+b-1)!}</text:p>
      <text:p text:style-name="P16">{NIntegrate[ (Log[t]^(a-1)/(a-1)!) (Log[u]^(b-1)/(b-1)!), {t,1,x},{u,1,x/t}],N@((-1)^(a+b)Gamma[a+b,0,-Log[x]]/Gamma[a+b])}</text:p>
      <text:p text:style-name="P16">(* *)</text:p>
      <text:p text:style-name="P16">FI[n_]:=FactorInteger[n];FI[1]:={}</text:p>
      <text:p text:style-name="P16">dz[n_,z_]:=Product[(-1)^p[[2]] Binomial[-z,p[[2]]],{p,FI[n]}]</text:p>
      <text:p text:style-name="P16">d2[n_,k_]:=Sum[(-1)^(k-j)Binomial[k,j]dz[n,j],{j,0,k}]</text:p>
      <text:p text:style-name="P16">{Sum[If[1&lt;t&lt;x,d2[t,a]d2[x/t,b],0],{t,Divisors[x]}],d2[x,a+b]}</text:p>
      <text:p text:style-name="P16">{Sum[d2[t,a]d2[u,b],{t,2,x},{u,2,x/t}],Sum[d2[t,a+b],{t,2,x}]}</text:p>
      <text:p text:style-name="P28"><text:span text:style-name="MathematicaFormatStandardForm"><text:s/>Clear[x,a,b];</text:span></text:p>
      <text:p text:style-name="P27"><text:span text:style-name="MathematicaFormatStandardForm">x=410;a=3;b=4;</text:span></text:p>
      <text:p text:style-name="P27"><text:span text:style-name="MathematicaFormatStandardForm">(* *)</text:span></text:p>
      <text:p text:style-name="P27"><text:span text:style-name="MathematicaFormatStandardForm">{NIntegrate[ t^(a-1)/(a-1)! (x-1-t)^(b-1)/(b-1)!, {t,0,x-1}],N@(x-1)^(a+b-1)/(a+b-1)!}</text:span></text:p>
      <text:p text:style-name="P27"><text:span text:style-name="MathematicaFormatStandardForm">{NIntegrate[ t^(a-1)/(a-1)! u^(b-1)/(b-1)!, {t,0,x-1},{u,0,x-1-t}],N@(x-1)^(a+b)/(a+b)!}</text:span></text:p>
      <text:p text:style-name="P27"><text:span text:style-name="MathematicaFormatStandardForm">(* *)</text:span></text:p>
      <text:p text:style-name="P27"><text:span text:style-name="MathematicaFormatStandardForm">{Sum[Binomial[t-1,a-1]Binomial[(x-1-t)-1,b-1],{t,1,(x-1)-1}],Binomial[x-2,a+b-1]}</text:span></text:p>
      <text:p text:style-name="P27"><text:span text:style-name="MathematicaFormatStandardForm">{Sum[Binomial[t-1,a-1]Binomial[u-1,b-1],{t,1,x-1},{u,1,x-1-t}],Binomial[x-1,a+b]}</text:span></text:p>
      <text:p text:style-name="P27"><text:span text:style-name="MathematicaFormatStandardForm">(* *)</text:span></text:p>
      <text:p text:style-name="P27"><text:span text:style-name="MathematicaFormatStandardForm">{NIntegrate[ ((Log[t]^(a-1))/((a-1)!)) ((Log[x/t]^(b-1))/((b-1)!))(1/t), {t,1,x}],N@Log[x]^(a+b-1)/(a+b-1)!}</text:span></text:p>
      <text:p text:style-name="P27"><text:span text:style-name="MathematicaFormatStandardForm">{NIntegrate[ (Log[t]^(a-1)/(a-1)!) (Log[u]^(b-1)/(b-1)!), {t,1,x},{u,1,x/t}],N@((-1)^(a+b)Gamma[a+b,0,-Log[x]]/Gamma[a+b])}</text:span></text:p>
      <text:p text:style-name="P27"><text:span text:style-name="MathematicaFormatStandardForm">(* *)</text:span></text:p>
      <text:p text:style-name="P27"><text:span text:style-name="MathematicaFormatStandardForm">FI[n_]:=FactorInteger[n];FI[1]:={}</text:span></text:p>
      <text:p text:style-name="P27"><text:span text:style-name="MathematicaFormatStandardForm">dz[n_,z_]:=Product[(-1)^p[[2]] Binomial[-z,p[[2]]],{p,FI[n]}]</text:span></text:p>
      <text:p text:style-name="P27"><text:span text:style-name="MathematicaFormatStandardForm">d2[n_,k_]:=Sum[(-1)^(k-j)Binomial[k,j]dz[n,j],{j,0,k}]</text:span></text:p>
      <text:p text:style-name="P27"><text:span text:style-name="MathematicaFormatStandardForm">{Sum[If[1&lt;t&lt;x,d2[t,a]d2[x/t,b],0],{t,Divisors[x]}],d2[x,a+b]}</text:span></text:p>
      <text:p text:style-name="P2"><text:span text:style-name="MathematicaFormatStandardForm">{Sum[d2[t,a]d2[u,b],{t,2,x},{u,2,x/t}],Sum[d2[t,a+b],{t,2,x}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4:00:34.248000000</meta:creation-date>
    <dc:date>2016-07-02T16:02:51.849000000</dc:date>
    <meta:editing-duration>PT1H11M55S</meta:editing-duration>
    <meta:editing-cycles>5</meta:editing-cycles>
    <meta:generator>LibreOffice/5.0.0.5$Windows_x86 LibreOffice_project/1b1a90865e348b492231e1c451437d7a15bb262b</meta:generator>
    <meta:document-statistic meta:table-count="4" meta:image-count="0" meta:object-count="29" meta:page-count="2" meta:paragraph-count="72" meta:word-count="77" meta:character-count="1784" meta:non-whitespace-character-count="1749"/>
  </office:meta>
</office:document-meta>
</file>

<file path=Object 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>{</mtext>
      </mrow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i>b</mi>
        </msup>
      </mrow>
      <mtext>}</mtext>
    </mrow>
    <annotation encoding="StarMath 5.0">"{"(x bold{-1})^{a+b}"}" = "{"(x bold{-1})^a cdot (x bold{-1})^b"}"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a</mi>
            <mo stretchy="false">+</mo>
            <mi>b</mi>
          </mrow>
        </msup>
        <mo stretchy="false">=</mo>
        <mrow>
          <mrow>
            <munderover>
              <mo stretchy="false">∫</mo>
              <mn>0</mn>
              <mrow>
                <mi>x</mi>
                <mo stretchy="false">−</mo>
                <mn>1</mn>
              </mrow>
            </munderover>
            <mrow>
              <munderover>
                <mo stretchy="false">∫</mo>
                <mn>0</mn>
                <mrow>
                  <mi>x</mi>
                  <mo stretchy="false">−</mo>
                  <mn>1</mn>
                </mrow>
              </munderover>
              <mrow>
                <mo fence="true" stretchy="false">(</mo>
                <mrow>
                  <mrow>
                    <mi>a</mi>
                    <msup>
                      <mi>t</mi>
                      <mrow>
                        <mi>a</mi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i>b</mi>
                <msup>
                  <mi>u</mi>
                  <mrow>
                    <mi>b</mi>
                    <mo stretchy="false">−</mo>
                    <mn>1</mn>
                  </mrow>
                </msup>
              </mrow>
            </mrow>
            <mo fence="true" stretchy="false">)</mo>
          </mrow>
        </mrow>
      </mrow>
      <mi mathvariant="italic">du</mi>
      <mi mathvariant="italic">dt</mi>
    </mrow>
    <annotation encoding="StarMath 5.0">(x-1)^{a+b}=int from 0 to {x-1} int from 0 to {x-1} (a t^{a-1})cdot (b u^{b-1}) du dt</annotation>
  </semantics>
</math>
</file>

<file path=Object 1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3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i>a</mi>
              <mo stretchy="false">+</mo>
              <mi>b</mi>
            </mrow>
          </msup>
          <mrow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0</mn>
              <mrow>
                <mi>x</mi>
                <mo stretchy="false">−</mo>
                <mn>1</mn>
              </mrow>
            </munderover>
            <mrow>
              <munderover>
                <mo stretchy="false">∫</mo>
                <mn>0</mn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</mrow>
              </munderover>
              <mfrac>
                <msup>
                  <mi>t</mi>
                  <mrow>
                    <mi>a</mi>
                    <mo stretchy="false">−</mo>
                    <mn>1</mn>
                  </mrow>
                </msup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frac>
            <msup>
              <mi>u</mi>
              <mrow>
                <mi>b</mi>
                <mo stretchy="false">−</mo>
                <mn>1</mn>
              </mrow>
            </msup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u</mi>
      <mi mathvariant="italic">dt</mi>
    </mrow>
    <annotation encoding="StarMath 5.0">{(x-1)^{a+b} over {(a+b)!}}=

int from 0 to {x-1} int from 0 to {(x-1)-t} 

{t^{a-1} over {(a-1)!}} cdot 

{u^{b-1} over {(b-1)!}}

du dt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row>
                  <mi>x</mi>
                  <mo stretchy="false">−</mo>
                  <mn>1</mn>
                </mrow>
              </mtd>
            </mtr>
            <mtr>
              <mtd>
                <mrow>
                  <mi>a</mi>
                  <mo stretchy="false">+</mo>
                  <mi>b</mi>
                </mrow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t</mi>
              <mo stretchy="false">=</mo>
              <mn>1</mn>
            </mrow>
            <mrow>
              <mi>x</mi>
              <mo stretchy="false">−</mo>
              <mn>1</mn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a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</mrow>
        <mo stretchy="false">⋅</mo>
        <mrow>
          <mo fence="true" stretchy="false">(</mo>
          <mrow>
            <mtable>
              <mtr>
                <mtd>
                  <mrow>
                    <mi>u</mi>
                    <mo stretchy="false">−</mo>
                    <mn>1</mn>
                  </mrow>
                </mtd>
              </mtr>
              <mtr>
                <mtd>
                  <mrow>
                    <mi>b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(binom{x-1}{a+b})=

sum from t=1 to {x-1} sum from u=1 to {(x-1)-t} 

(binom{t-1}{a-1}) cdot 

(binom{u-1}{b-1})</annotation>
  </semantics>
</math>
</file>

<file path=Object 15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a</mi>
              <mo stretchy="false">+</mo>
              <mi>b</mi>
            </mrow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</mrow>
          </mfrac>
        </mrow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t</mi>
                  <mi>t</mi>
                </mfrac>
              </munderover>
              <mfrac>
                <mrow>
                  <msup>
                    <mi>log</mi>
                    <mrow>
                      <mi>a</mi>
                      <mo stretchy="false">−</mo>
                      <mn>1</mn>
                    </mrow>
                  </msup>
                  <mi>t</mi>
                </mrow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frac>
            <mrow>
              <msup>
                <mi>log</mi>
                <mrow>
                  <mi>b</mi>
                  <mo stretchy="false">−</mo>
                  <mn>1</mn>
                </mrow>
              </msup>
              <mi>u</mi>
            </mrow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u</mi>
      <mi mathvariant="italic">dt</mi>
    </mrow>
    <annotation encoding="StarMath 5.0">( -1 )^{ a+b } cdot { {%gamma(a+b,-log x)}over{%GAMMA(a+b)} }=

int from 1 to {x} int from 1 to {t over t} 

{{log^{a-1} t }over{(a-1)!}} cdot 

{{log^{b-1} u }over{(b-1)!}}

du dt</annotation>
  </semantics>
</math>
</file>

<file path=Object 16/content.xml><?xml version="1.0" encoding="utf-8"?>
<math xmlns="http://www.w3.org/1998/Math/MathML" display="block">
  <semantics>
    <mrow>
      <msub>
        <mi>D</mi>
        <mrow>
          <mi>a</mi>
          <mo stretchy="false">+</mo>
          <mi>b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a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i>b</mi>
        </msub>
      </mrow>
      <mi>'</mi>
      <mrow>
        <mo fence="true" stretchy="false">(</mo>
        <mrow>
          <mi>u</mi>
        </mrow>
        <mo fence="true" stretchy="false">)</mo>
      </mrow>
    </mrow>
    <annotation encoding="StarMath 5.0">D_{a+b}'(x)=sum from t=2 to x sum from u=2 to lfloor x over t rfloor 

d_a'(t) cdot

d_b'(u)</annotation>
  </semantics>
</math>
</file>

<file path=Object 17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/>
      </mrow>
    </mrow>
    <annotation encoding="StarMath 5.0">"{"(x bold{-1})^{a+b}"}" = ""</annotation>
  </semantics>
</math>
</file>

<file path=Object 18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9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0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i>a</mi>
              <mo stretchy="false">+</mo>
              <mi>b</mi>
              <mo stretchy="false">−</mo>
              <mn>1</mn>
            </mrow>
          </msup>
          <mrow>
            <mrow>
              <mo fence="true" stretchy="false">(</mo>
              <mrow>
                <mrow>
                  <mi>a</mi>
                  <mo stretchy="false">+</mo>
                  <mi>b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0</mn>
              <mrow>
                <mi>x</mi>
                <mo stretchy="false">−</mo>
                <mn>1</mn>
              </mrow>
            </munderover>
            <mfrac>
              <msup>
                <mi>t</mi>
                <mrow>
                  <mi>a</mi>
                  <mo stretchy="false">−</mo>
                  <mn>1</mn>
                </mrow>
              </msup>
              <mrow>
                <mrow>
                  <mo fence="true" stretchy="false">(</mo>
                  <mrow>
                    <mrow>
                      <mi>a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i>x</mi>
                    <mo stretchy="false">−</mo>
                    <mn>1</mn>
                    <mo stretchy="false">−</mo>
                    <mi>t</mi>
                  </mrow>
                </mrow>
                <mo fence="true" stretchy="false">)</mo>
              </mrow>
              <mrow>
                <mi>b</mi>
                <mo stretchy="false">−</mo>
                <mn>1</mn>
              </mrow>
            </msup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t</mi>
    </mrow>
    <annotation encoding="StarMath 5.0">{(x-1)^{a+b-1} over {(a+b-1)!}}=

int from 0 to {x-1}

{t^{a-1} over {(a-1)!}} cdot 

{(x-1-t)^{b-1} over {(b-1)!}}

dt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row>
                  <mi>x</mi>
                  <mo stretchy="false">−</mo>
                  <mn>2</mn>
                </mrow>
              </mtd>
            </mtr>
            <mtr>
              <mtd>
                <mrow>
                  <mi>a</mi>
                  <mo stretchy="false">+</mo>
                  <mi>b</mi>
                  <mo stretchy="false">−</mo>
                  <mn>1</mn>
                </mrow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t</mi>
              <mo stretchy="false">=</mo>
              <mn>1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1</mn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a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⋅</mo>
        <mrow>
          <mo fence="true" stretchy="fals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  <mo stretchy="false">−</mo>
                          <mi>t</mi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td>
              </mtr>
              <mtr>
                <mtd>
                  <mrow>
                    <mi>b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(binom{x-2}{a+b-1})=

sum from t=1 to (x-1)-1

(binom{t-1}{a-1}) cdot 

(binom{(x-1-t)-1}{b-1})</annotation>
  </semantics>
</math>
</file>

<file path=Object 22/content.xml><?xml version="1.0" encoding="utf-8"?>
<math xmlns="http://www.w3.org/1998/Math/MathML" display="block">
  <semantics>
    <mrow>
      <mrow>
        <mfrac>
          <mrow>
            <msup>
              <mi>log</mi>
              <mrow>
                <mi>a</mi>
                <mo stretchy="false">+</mo>
                <mi>b</mi>
                <mo stretchy="false">−</mo>
                <mn>1</mn>
              </mrow>
            </msup>
            <mi>x</mi>
          </mrow>
          <mrow>
            <mrow>
              <mo fence="true" stretchy="false">(</mo>
              <mrow>
                <mrow>
                  <mi>a</mi>
                  <mo stretchy="false">+</mo>
                  <mi>b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1</mn>
              <mi>x</mi>
            </munderover>
            <mfrac>
              <mrow>
                <msup>
                  <mi>log</mi>
                  <mrow>
                    <mi>a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a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row>
            <mo fence="true" stretchy="false">(</mo>
            <mrow>
              <mrow>
                <mfrac>
                  <mrow>
                    <msup>
                      <mi>log</mi>
                      <mrow>
                        <mi>b</mi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frac>
                          <mi>x</mi>
                          <mi>t</mi>
                        </mfrac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o stretchy="false">⋅</mo>
                <mfrac>
                  <mn>1</mn>
                  <mi>t</mi>
                </mfrac>
              </mrow>
            </mrow>
            <mo fence="true" stretchy="false">)</mo>
          </mrow>
        </mrow>
      </mrow>
      <mi mathvariant="italic">dt</mi>
    </mrow>
    <annotation encoding="StarMath 5.0">{{log^{a+b-1} x}over{(a+b-1)!}}=

int from 1 to x

{{log^{a-1} t }over{(a-1)!}} cdot 

({{log^{b-1} ({x over t}) }over{(b-1)!}} cdot {1 over t})

dt</annotation>
  </semantics>
</math>
</file>

<file path=Object 23/content.xml><?xml version="1.0" encoding="utf-8"?>
<math xmlns="http://www.w3.org/1998/Math/MathML" display="block">
  <semantics>
    <mrow>
      <msub>
        <mi>d</mi>
        <mrow>
          <mi>a</mi>
          <mo stretchy="false">+</mo>
          <mi>b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row>
              <mrow>
                <mi>t</mi>
                <mo stretchy="false">∣</mo>
                <mi>x</mi>
              </mrow>
              <mi>,</mi>
              <mrow>
                <mn>1</mn>
                <mo stretchy="false">&lt;</mo>
                <mi>t</mi>
                <mo stretchy="false">&lt;</mo>
                <mi>x</mi>
              </mrow>
            </mrow>
          </munder>
          <msub>
            <mi>d</mi>
            <mi>a</mi>
          </msub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i>b</mi>
        </msub>
      </mrow>
      <mi>'</mi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d_{a+b}'(x)=sum from {t divides x, 1&lt;t&lt;x}

d_a'(t) cdot

d_b'(x over t)</annotation>
  </semantics>
</math>
</file>

<file path=Object 2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6/content.xml><?xml version="1.0" encoding="utf-8"?>
<math xmlns="http://www.w3.org/1998/Math/MathML" display="block">
  <semantics>
    <mrow>
      <mrow>
        <munderover>
          <mo stretchy="false">∫</mo>
          <mn>0</mn>
          <mrow>
            <mi>x</mi>
            <mo stretchy="false">−</mo>
            <mn>1</mn>
          </mrow>
        </munderover>
        <mfrac>
          <mo stretchy="false">∂</mo>
          <mrow>
            <mo stretchy="false">∂</mo>
            <mi>t</mi>
          </mrow>
        </mfrac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+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t</mi>
          </mrow>
        </mfrac>
      </mrow>
      <mtext>{</mtext>
      <msup>
        <mrow>
          <mo fence="true" stretchy="false">(</mo>
          <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  <mo stretchy="false">−</mo>
                    <mi>t</mi>
                  </mrow>
                </mrow>
                <mo fence="true" stretchy="false">)</mo>
              </mrow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+</mo>
          <mrow>
            <mo stretchy="false">∫</mo>
            <mtext/>
          </mrow>
        </mrow>
      </msup>
      <mi mathvariant="italic">dt</mi>
    </mrow>
    <annotation encoding="StarMath 5.0">int from 0 to {x-1}

{partial over {partial t}} "{"(t bold{-1})^a"}"^{""+int""} cdot 

{partial over {partial t}}"{"((x-1-t) bold{-1})^b"}"^{""+int""} 

dt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row>
            <mi>x</mi>
            <mo stretchy="false">−</mo>
            <mn>1</mn>
          </mrow>
        </munderover>
        <msub>
          <mo stretchy="false">∇</mo>
          <mi>t</mi>
        </msub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t</mi>
        </msub>
      </mrow>
      <mtext>{</mtext>
      <msup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t=1 to {x-1}

nabla_t "{"(t bold{-1})^a"}"^{""+sum""} cdot 

nabla_{t} "{"((x-1)-t bold{-1})^b"}"^{""+sum""}</annotation>
  </semantics>
</math>
</file>

<file path=Object 2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o stretchy="false">∂</mo>
          <mrow>
            <mo stretchy="false">∂</mo>
            <mi>t</mi>
          </mrow>
        </mfrac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∗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t</mi>
          </mrow>
        </mfrac>
      </mrow>
      <mtext>{</mtext>
      <msup>
        <mrow>
          <mo fence="true" stretchy="false">(</mo>
          <mrow>
            <mrow>
              <mfrac>
                <mi>x</mi>
                <mi>t</mi>
              </mfrac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∗</mo>
          <mrow>
            <mo stretchy="false">∫</mo>
            <mtext/>
          </mrow>
        </mrow>
      </msup>
      <mi mathvariant="italic">dt</mi>
    </mrow>
    <annotation encoding="StarMath 5.0">int from 1 to x

{partial over {partial t}}"{"(t bold{-1})^a"}"^{""*int""} cdot 

{partial over {partial t}}"{"(x over t bold{-1})^b"}"^{""*int""} 

dt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row>
            <mrow>
              <mi>t</mi>
              <mo stretchy="false">∣</mo>
              <mi>x</mi>
            </mrow>
            <mi>,</mi>
            <mrow>
              <mn>1</mn>
              <mo stretchy="false">&lt;</mo>
              <mi>t</mi>
              <mo stretchy="false">&lt;</mo>
              <mi>x</mi>
            </mrow>
          </mrow>
        </munder>
        <msub>
          <mo stretchy="false">∇</mo>
          <mi>t</mi>
        </msub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t</mi>
        </msub>
      </mrow>
      <mtext>{</mtext>
      <msup>
        <mrow>
          <mo fence="true" stretchy="false">(</mo>
          <mrow>
            <mrow>
              <mfrac>
                <mi>x</mi>
                <mi>t</mi>
              </mfrac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{t divides x, 1 &lt; t &lt; x}

nabla_t "{"(t bold{-1})^a"}"^{""*sum""} cdot 

nabla_t "{"(x over t bold{-1})^b"}"^{""*sum""}</annotation>
  </semantics>
</math>
</file>

<file path=Object 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0</mn>
          <mrow>
            <mi>x</mi>
            <mo stretchy="false">−</mo>
            <mn>1</mn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frac>
            <mo stretchy="false">∂</mo>
            <mrow>
              <mo stretchy="false">∂</mo>
              <mi>t</mi>
            </mrow>
          </mfrac>
        </mrow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+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sup>
        <mrow>
          <mo fence="true" stretchy="false">(</mo>
          <mrow>
            <mrow>
              <mi>u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+</mo>
          <mrow>
            <mo stretchy="false">∫</mo>
            <mtext/>
          </mrow>
        </mrow>
      </msup>
      <mi mathvariant="italic">du</mi>
      <mi mathvariant="italic">dt</mi>
    </mrow>
    <annotation encoding="StarMath 5.0">int from 0 to {x-1} int from 0 to {(x-1)-t} {partial over {partial t}} "{"(t bold{-1})^a"}"^{""+int""} cdot {partial over {partial u}}"{"(u bold{-1})^b"}"^{""+int""} du dt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row>
            <mi>x</mi>
            <mo stretchy="false">−</mo>
            <mn>1</mn>
          </mrow>
        </munderover>
        <mrow>
          <munderover>
            <mo stretchy="false">∑</mo>
            <mrow>
              <mi>u</mi>
              <mo stretchy="false">=</mo>
              <mn>1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sub>
            <mo stretchy="false">∇</mo>
            <mi>t</mi>
          </msub>
        </mrow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sup>
        <mrow>
          <mo fence="true" stretchy="false">(</mo>
          <mrow>
            <mrow>
              <mi>u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t=1 to {x-1} sum from u=1 to {(x-1)-t} nabla_t "{"(t bold{-1})^a"}"^{""+sum""} cdot nabla_u "{"(u bold{-1})^b"}"^{""+sum""}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t</mi>
              <mi>t</mi>
            </mfrac>
          </munderover>
          <mfrac>
            <mo stretchy="false">∂</mo>
            <mrow>
              <mo stretchy="false">∂</mo>
              <mi>t</mi>
            </mrow>
          </mfrac>
        </mrow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∗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sup>
        <mrow>
          <mo fence="true" stretchy="false">(</mo>
          <mrow>
            <mrow>
              <mi>u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∗</mo>
          <mrow>
            <mo stretchy="false">∫</mo>
            <mtext/>
          </mrow>
        </mrow>
      </msup>
      <mi mathvariant="italic">du</mi>
      <mi mathvariant="italic">dt</mi>
    </mrow>
    <annotation encoding="StarMath 5.0">int from 1 to {x} int from 1 to {t over t} {partial over {partial t}}"{"(t bold{-1})^a"}"^{""*int""} cdot {partial over {partial u}}"{"(u bold{-1})^b"}"^{""*int""} du dt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sub>
            <mo stretchy="false">∇</mo>
            <mi>t</mi>
          </msub>
        </mrow>
      </mrow>
      <mtext>{</mtext>
      <msup>
        <mrow>
          <mo fence="true" stretchy="false">(</mo>
          <mrow>
            <mrow>
              <mi>t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a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sup>
        <mrow>
          <mo fence="true" stretchy="false">(</mo>
          <mrow>
            <mrow>
              <mi>u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b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t=2 to x sum from u=2 to lfloor x over t rfloor nabla_t "{"(t bold{-1})^a"}"^{""*sum""} cdot nabla_u "{"(u bold{-1})^b"}"^{""*sum""}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a</mi>
            <mo stretchy="false">+</mo>
            <mi>b</mi>
          </mrow>
        </msup>
        <mo stretchy="false">=</mo>
        <mrow>
          <munderover>
            <mo stretchy="false">∫</mo>
            <mn>0</mn>
            <mrow>
              <mi>x</mi>
              <mo stretchy="false">−</mo>
              <mn>1</mn>
            </mrow>
          </munderover>
          <mrow>
            <munderover>
              <mo stretchy="false">∫</mo>
              <mn>0</mn>
              <mrow>
                <mi>x</mi>
                <mo stretchy="false">−</mo>
                <mn>1</mn>
              </mrow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row>
        <msup>
          <mi>t</mi>
          <mi>a</mi>
        </msup>
        <mo stretchy="false">⋅</mo>
        <mfrac>
          <mo stretchy="false">∂</mo>
          <mrow>
            <mo stretchy="false">∂</mo>
            <mi>u</mi>
          </mrow>
        </mfrac>
      </mrow>
      <msup>
        <mi>u</mi>
        <mi>b</mi>
      </msup>
      <mi mathvariant="italic">du</mi>
      <mi mathvariant="italic">dt</mi>
    </mrow>
    <annotation encoding="StarMath 5.0">(x-1)^{a+b}=int from 0 to {x-1} int from 0 to {x-1} {partial over {partial t}} t^a cdot {partial over {partial u}}u^b du dt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o stretchy="false">=</mo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</mrow>
    <annotation encoding="StarMath 5.0">(x - 1)^{a+b} = (x - 1)^a cdot (x - 1)^b</annotation>
  </semantics>
</math>
</file>